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26F0E4AE382F1415A49.png" manifest:media-type="image/png"/>
  <manifest:file-entry manifest:full-path="Pictures/10000001000002E9000003E53FCAA7AD199885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y="0.002cm" svg:width="17cm" svg:height="22.751cm" draw:z-index="1"><draw:image xlink:href="Pictures/10000001000002E9000003E53FCAA7AD1998858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<draw:frame draw:style-name="fr1" draw:name="Image1" text:anchor-type="char" svg:y="0.002cm" svg:width="17cm" svg:height="14.467cm" draw:z-index="0"><draw:image xlink:href="Pictures/10000001000002DC0000026F0E4AE382F1415A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3-10-21T14:59:06</dc:date>
    <meta:editing-cycles>2</meta:editing-cycles>
    <meta:editing-duration>PT2M</meta:editing-duration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  <meta:user-defined meta:name="AppVersion">15.0000</meta:user-defined>
  </office:meta>
</office:document-meta>
</file>